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arlie Text" svg:font-family="'Charlie Text', apple-system, BlinkMacSystemFont, 'Segoe UI', Roboto, 'Noto Sans', Ubuntu, 'Droid Sans', 'Helvetica Neue', sans-serif"/>
    <style:font-face style:name="Golos Text" svg:font-family="'Golos Text'"/>
    <style:font-face style:name="OpenSymbol" svg:font-family="OpenSymbol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253cm" fo:margin-left="-0.102cm" fo:margin-right="0cm" table:align="margins"/>
    </style:style>
    <style:style style:name="Таблица1.A" style:family="table-column">
      <style:table-column-properties style:column-width="5.048cm" style:rel-column-width="17183*"/>
    </style:style>
    <style:style style:name="Таблица1.B" style:family="table-column">
      <style:table-column-properties style:column-width="14.205cm" style:rel-column-width="4835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9.253cm" fo:margin-left="-0.102cm" fo:margin-right="0cm" table:align="margins"/>
    </style:style>
    <style:style style:name="Таблица2.A" style:family="table-column">
      <style:table-column-properties style:column-width="5.048cm" style:rel-column-width="17183*"/>
    </style:style>
    <style:style style:name="Таблица2.B" style:family="table-column">
      <style:table-column-properties style:column-width="14.205cm" style:rel-column-width="4835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9.253cm" fo:margin-left="-0.102cm" fo:margin-right="0cm" table:align="margins"/>
    </style:style>
    <style:style style:name="Таблица3.A" style:family="table-column">
      <style:table-column-properties style:column-width="5.048cm" style:rel-column-width="17183*"/>
    </style:style>
    <style:style style:name="Таблица3.B" style:family="table-column">
      <style:table-column-properties style:column-width="14.205cm" style:rel-column-width="48352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9.253cm" fo:margin-left="-0.102cm" fo:margin-right="0cm" table:align="margins"/>
    </style:style>
    <style:style style:name="Таблица4.A" style:family="table-column">
      <style:table-column-properties style:column-width="5.048cm" style:rel-column-width="17183*"/>
    </style:style>
    <style:style style:name="Таблица4.B" style:family="table-column">
      <style:table-column-properties style:column-width="14.205cm" style:rel-column-width="4835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253cm" fo:margin-left="-0.102cm" fo:margin-right="0cm" table:align="margins"/>
    </style:style>
    <style:style style:name="Таблица5.A" style:family="table-column">
      <style:table-column-properties style:column-width="5.048cm" style:rel-column-width="17183*"/>
    </style:style>
    <style:style style:name="Таблица5.B" style:family="table-column">
      <style:table-column-properties style:column-width="14.205cm" style:rel-column-width="48352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11">
      <style:paragraph-properties fo:text-align="start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12">
      <style:paragraph-properties fo:text-align="start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3">
      <style:paragraph-properties fo:text-align="start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6"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13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11" style:family="paragraph" style:parent-style-name="Standard"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able_20_Contents">
      <style:text-properties fo:language="ru" fo:country="RU"/>
    </style:style>
    <style:style style:name="P15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text-properties style:font-name="Times New Roman" fo:font-size="12pt" fo:language="ru" fo:country="RU" style:font-size-asian="12pt" style:font-size-complex="12pt"/>
    </style:style>
    <style:style style:name="P18" style:family="paragraph" style:parent-style-name="Table_20_Contents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Times New Roman"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style:font-name="Roboto" fo:font-size="12pt" fo:letter-spacing="normal" fo:language="en" fo:country="US" fo:font-style="normal" fo:font-weight="normal"/>
    </style:style>
    <style:style style:name="T3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Roboto" fo:font-size="12pt" fo:letter-spacing="normal" fo:language="ru" fo:country="RU" fo:font-style="normal" fo:font-weight="normal"/>
    </style:style>
    <style:style style:name="T5" style:family="text">
      <style:text-properties fo:font-variant="normal" fo:text-transform="none" fo:color="#222222" style:font-name="Times New Roman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Times New Roman" fo:font-size="12pt" fo:letter-spacing="normal" fo:language="ru" fo:country="RU" fo:font-style="normal" fo:font-weight="normal"/>
    </style:style>
    <style:style style:name="T8" style:family="text">
      <style:text-properties fo:font-variant="normal" fo:text-transform="none" fo:color="#222222" style:font-name="Times New Roman" fo:font-size="12pt" fo:letter-spacing="normal" fo:language="ru" fo:country="RU" fo:font-style="normal" fo:font-weight="normal" style:font-size-asian="12pt" style:font-size-complex="12pt"/>
    </style:style>
    <style:style style:name="T9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10" style:family="text">
      <style:text-properties fo:font-variant="normal" fo:text-transform="none" fo:color="#222222" style:font-name="Times New Roman" fo:letter-spacing="normal" fo:language="ru" fo:country="RU" fo:font-style="normal" fo:font-weight="normal"/>
    </style:style>
    <style:style style:name="T11" style:family="text">
      <style:text-properties fo:font-variant="normal" fo:text-transform="none" fo:color="#222222" fo:font-size="12pt" fo:letter-spacing="normal" fo:font-style="normal" fo:font-weight="normal"/>
    </style:style>
    <style:style style:name="T12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22222" fo:font-size="12pt" fo:letter-spacing="normal" fo:language="en" fo:country="US" fo:font-style="normal" fo:font-weight="normal"/>
    </style:style>
    <style:style style:name="T14" style:family="text">
      <style:text-properties fo:font-variant="normal" fo:text-transform="none" fo:color="#222222" fo:font-size="12pt" fo:letter-spacing="normal" fo:language="ru" fo:country="RU" fo:font-style="normal" fo:font-weight="normal"/>
    </style:style>
    <style:style style:name="T15" style:family="text">
      <style:text-properties fo:font-variant="normal" fo:text-transform="none" fo:color="#222222" fo:letter-spacing="normal" fo:font-style="normal" fo:font-weight="normal"/>
    </style:style>
    <style:style style:name="T16" style:family="text">
      <style:text-properties fo:font-variant="normal" fo:text-transform="none" fo:color="#222222" fo:letter-spacing="normal" fo:language="en" fo:country="US" fo:font-style="normal" fo:font-weight="normal"/>
    </style:style>
    <style:style style:name="T17" style:family="text">
      <style:text-properties fo:font-variant="normal" fo:text-transform="none" fo:color="#091e42" style:font-name="Charlie Text" fo:font-size="12pt" fo:letter-spacing="normal" fo:language="ru" fo:country="RU" fo:font-style="normal" fo:font-weight="normal"/>
    </style:style>
    <style:style style:name="T18" style:family="text">
      <style:text-properties fo:font-variant="normal" fo:text-transform="none" fo:color="#091e42" fo:font-size="12pt" fo:letter-spacing="normal" fo:language="ru" fo:country="RU" fo:font-style="normal" fo:font-weight="normal"/>
    </style:style>
    <style:style style:name="T19" style:family="text">
      <style:text-properties fo:font-variant="normal" fo:text-transform="none" fo:color="#091e42" fo:letter-spacing="normal" fo:language="ru" fo:country="RU" fo:font-style="normal" fo:font-weight="normal"/>
    </style:style>
    <style:style style:name="T20" style:family="text">
      <style:text-properties fo:font-variant="normal" fo:text-transform="none" fo:color="#000000" style:font-name="Golos Text" fo:font-size="10.5pt" fo:letter-spacing="normal" fo:font-style="normal" fo:font-weight="normal"/>
    </style:style>
    <style:style style:name="T21" style:family="text">
      <style:text-properties fo:font-variant="normal" fo:text-transform="none" fo:color="#000000" style:font-name="Golos Text" fo:font-size="10.5pt" fo:letter-spacing="normal" fo:language="ru" fo:country="RU" fo:font-style="normal" fo:font-weight="normal"/>
    </style:style>
    <style:style style:name="T22" style:family="text">
      <style:text-properties fo:font-variant="normal" fo:text-transform="none" fo:color="#000000" style:font-name="Golos Text" fo:font-size="10.5pt" fo:letter-spacing="normal" fo:language="ru" fo:country="RU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fo:font-size="10.5pt" fo:letter-spacing="normal" fo:font-style="normal" fo:font-weight="normal"/>
    </style:style>
    <style:style style:name="T25" style:family="text">
      <style:text-properties fo:font-variant="normal" fo:text-transform="none" fo:color="#000000" fo:font-size="10.5pt" fo:letter-spacing="normal" fo:language="ru" fo:country="RU" fo:font-style="normal" fo:font-weight="normal"/>
    </style:style>
    <style:style style:name="T26" style:family="text">
      <style:text-properties fo:font-variant="normal" fo:text-transform="none" fo:color="#000000" fo:font-size="10.5pt" fo:letter-spacing="normal" fo:language="ru" fo:country="RU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fo:letter-spacing="normal" fo:language="ru" fo:country="RU" fo:font-style="normal" fo:font-weight="normal"/>
    </style:style>
    <style:style style:name="T29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0" style:family="text">
      <style:text-properties fo:language="ru" fo:country="RU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ize="12pt" fo:language="ru" fo:country="RU" style:font-size-asian="12pt" style:font-size-complex="12pt"/>
    </style:style>
    <style:style style:name="T33" style:family="text">
      <style:text-properties style:font-name="Times New Roman" fo:font-size="12pt" fo:language="en" fo:country="US" style:font-size-asian="12pt" style:font-size-complex="12pt"/>
    </style:style>
    <style:style style:name="T34" style:family="text">
      <style:text-properties style:font-name="Times New Roman" fo:font-size="12pt" style:font-size-asian="12pt" style:font-size-complex="12pt"/>
    </style:style>
    <style:style style:name="T35" style:family="text">
      <style:text-properties style:font-name="Times New Roman" fo:language="en" fo:country="US"/>
    </style:style>
    <style:style style:name="T36" style:family="text">
      <style:text-properties style:font-name="Times New Roman" fo:language="ru" fo:country="RU"/>
    </style:style>
    <style:style style:name="T37" style:family="text">
      <style:text-properties fo:font-size="12pt" fo:language="ru" fo:country="RU" style:font-size-asian="12pt" style:font-size-complex="12pt"/>
    </style:style>
    <style:style style:name="T38" style:family="text">
      <style:text-properties fo:font-size="12pt" fo:language="en" fo:country="US" style:font-size-asian="12pt" style:font-size-complex="12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7">Приложение электронной почты, кроме прочего, состоит из следующих элементов: «Страница входа», «Главная страница», кнопки “Отправить письмо”, “Удалить письмо”, разделы “Удаленные”, “Отправленные”, “Входящие”. В новом релизе был добавлен раздел “Черновики” и исправлена ошибка, при которой удаленное письмо попадало в раздел “Отправленные”. </text:span></text:p>
      <text:p text:style-name="P3"><text:span text:style-name="T27"/></text:p>
      <text:list xml:id="list2870197772139306469" text:style-name="L11">
        <text:list-item>
          <text:p text:style-name="P4"><text:span text:style-name="T27">Приведите примеры: - интеграционного теста приложения электронной почты;</text:span></text:p>
        </text:list-item>
      </text:list>
      <text:list xml:id="list6063944110476794820" text:style-name="L12">
        <text:list-item>
          <text:p text:style-name="P5"><text:span text:style-name="T27">дымового теста приложения электронной почты;</text:span></text:p>
        </text:list-item>
        <text:list-item>
          <text:p text:style-name="P5"><text:span text:style-name="T27">- ре-теста приложения электронной почты; </text:span></text:p>
        </text:list-item>
        <text:list-item>
          <text:p text:style-name="P5"><text:span text:style-name="T27">- нефункционального теста приложения электронной почты. </text:span><text:line-break/></text:p>
        </text:list-item>
      </text:list>
      <text:p text:style-name="P3"/>
      <text:p text:style-name="P3">1.Примеры интеграционных тестов.</text:p>
      <text:p text:style-name="P3"/>
      <text:list xml:id="list4229871287960390218" text:style-name="L3">
        <text:list-item>
          <text:list>
            <text:list-item>
              <text:p text:style-name="P6">Тест <text:s/>кейс : <text:span text:style-name="T39">Авторизация пользователя</text:span></text:p>
            </text:list-item>
          </text:list>
        </text:list-item>
      </text:list>
      <text:p text:style-name="P3"/>
      <text:p text:style-name="P2">Тест проверяет , что почтовое приложение правильно <text:s/>проводит аутентификацию пользователей <text:s/>и авторизует <text:s/>их на доступ <text:s/>к почтовому ящику.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Название </text:p>
          </table:table-cell>
          <table:table-cell table:style-name="Таблица1.B1" office:value-type="string">
            <text:p text:style-name="P16">Авторизация пользователя.</text:p>
          </table:table-cell>
        </table:table-row>
        <table:table-row>
          <table:table-cell table:style-name="Таблица1.A2" office:value-type="string">
            <text:p text:style-name="P15">Предусловия</text:p>
          </table:table-cell>
          <table:table-cell table:style-name="Таблица1.B2" office:value-type="string">
            <text:p text:style-name="P17"><text:span text:style-name="T15">Пользователь <text:s/>зарегистрирован в почтовом приложении</text:span><text:span text:style-name="T1"><text:line-break/></text:span><text:span text:style-name="T16">под тестовым пользователем (логин - test, пароль - 1234)</text:span><text:span text:style-name="T1"> .</text:span></text:p>
          </table:table-cell>
        </table:table-row>
        <table:table-row>
          <table:table-cell table:style-name="Таблица1.A2" office:value-type="string">
            <text:p text:style-name="P18">Шаги</text:p>
          </table:table-cell>
          <table:table-cell table:style-name="Таблица1.B2" office:value-type="string">
            <text:p text:style-name="P16">1. Открыть Страницу входа в почтовом приложении .</text:p>
            <text:p text:style-name="P16">2. Ввести <text:s/>логин и пароль .</text:p>
            <text:p text:style-name="P16">3.Нажать кнопку Войти.</text:p>
            <text:p text:style-name="P16"/>
          </table:table-cell>
        </table:table-row>
        <table:table-row>
          <table:table-cell table:style-name="Таблица1.A2" office:value-type="string">
            <text:p text:style-name="P15">Ожидаемый результат </text:p>
          </table:table-cell>
          <table:table-cell table:style-name="Таблица1.B2" office:value-type="string">
            <text:p text:style-name="P16">Открывается Главная <text:s/>страница почтового приложения.</text:p>
          </table:table-cell>
        </table:table-row>
      </table:table>
      <text:p text:style-name="P2"/>
      <text:list xml:id="list4616175057392091239" text:style-name="L5">
        <text:list-header>
          <text:p text:style-name="P7">1.2 Тест <text:s/>кейс : <text:span text:style-name="T39">Получение письма .</text:span></text:p>
        </text:list-header>
      </text:list>
      <text:p text:style-name="P2">Тест проверяет взаимодействие с другим <text:s/>почтовыми сервисом.</text:p>
      <text:p text:style-name="P2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Название </text:p>
          </table:table-cell>
          <table:table-cell table:style-name="Таблица2.B1" office:value-type="string">
            <text:p text:style-name="P16">Получение письма.</text:p>
          </table:table-cell>
        </table:table-row>
        <table:table-row>
          <table:table-cell table:style-name="Таблица2.A2" office:value-type="string">
            <text:p text:style-name="P15">Предусловия</text:p>
          </table:table-cell>
          <table:table-cell table:style-name="Таблица2.B2" office:value-type="string">
            <text:p text:style-name="P17"><text:span text:style-name="T15">Авторизироваться в электронной почте </text:span><text:span text:style-name="T16">Mail.ru</text:span><text:span text:style-name="T1"><text:line-break/></text:span><text:span text:style-name="T16">под тестовым пользователем (логин - user_test, пароль - </text:span><text:span text:style-name="T15">4321)</text:span><text:span text:style-name="T1"> </text:span></text:p>
            <text:p text:style-name="P19"/>
            <text:p text:style-name="P17"><text:span text:style-name="T16">Авторизироваться в <text:s/></text:span><text:span text:style-name="T15">почтовом приложении </text:span><text:span text:style-name="T1"><text:line-break/></text:span><text:span text:style-name="T16">под тестовым пользователем (логин - test, пароль - 1234)</text:span><text:span text:style-name="T1"> <text:s/></text:span></text:p>
          </table:table-cell>
        </table:table-row>
        <table:table-row>
          <table:table-cell table:style-name="Таблица2.A2" office:value-type="string">
            <text:p text:style-name="P18">Шаги</text:p>
          </table:table-cell>
          <table:table-cell table:style-name="Таблица2.B2" office:value-type="string">
            <text:p text:style-name="P16">1. <text:span text:style-name="T30">Открыть главную страницу </text:span><text:span text:style-name="T1">Mail.ru .</text:span></text:p>
            <text:p text:style-name="P17">2. Нажать <text:span text:style-name="T1"><text:s/></text:span>на <text:s/>кнопку Написать письмо .</text:p>
            <text:p text:style-name="P1"><text:span text:style-name="T34">3. В поле Кому ввести адрес :</text:span><text:a xlink:type="simple" xlink:href="mailto:Testpochta@gmail.com" text:style-name="Internet_20_link" text:visited-style-name="Visited_20_Internet_20_Link"><text:span text:style-name="T34">Testpochta@gmail.com</text:span></text:a><text:span text:style-name="T33">.</text:span></text:p>
            <text:p text:style-name="P17">4.В разделе для текста <text:s/>написать текст : <text:span text:style-name="T1">'</text:span>Добро пожаловать!<text:span text:style-name="T1">'.</text:span></text:p>
            <text:p text:style-name="P17">5.Нажать кнопку Отправить.</text:p>
            <text:p text:style-name="P17">6.Открыть Главную страницу в Почтовом приложении.</text:p>
            <text:p text:style-name="P17">7.Открыть раздел Входящие .</text:p>
            <text:p text:style-name="P17">8. Проверить наличие письма <text:s text:c="2"/>с текстом : <text:span text:style-name="T1">'</text:span>Добро пожаловать!<text:span text:style-name="T1">'</text:span> <text:s/>от отправителя <text:s/>1234<text:span text:style-name="T1">5</text:span>6<text:span text:style-name="T1">@mail.ru</text:span></text:p>
            <text:p text:style-name="P16"/>
          </table:table-cell>
        </table:table-row>
        <table:table-row>
          <table:table-cell table:style-name="Таблица2.A2" office:value-type="string">
            <text:p text:style-name="P15">Ожидаемый результат </text:p>
          </table:table-cell>
          <table:table-cell table:style-name="Таблица2.B2" office:value-type="string">
            <text:p text:style-name="P16">В разделе Входящие отображается письмо <text:span text:style-name="T30">с текстом : </text:span><text:span text:style-name="T1">'</text:span><text:span text:style-name="T30">Добро пожаловать!</text:span><text:span text:style-name="T1">'</text:span><text:span text:style-name="T30"> <text:s/>от отправителя <text:s/>1234</text:span><text:span text:style-name="T1">5</text:span><text:span text:style-name="T30">6</text:span><text:span text:style-name="T1">@mail.ru.</text:span></text:p>
            <text:p text:style-name="P16"/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2.Пример <text:s/>дымового теста.</text:p>
      <text:p text:style-name="P2"/>
      <text:list xml:id="list944105293774400008" text:style-name="L6">
        <text:list-item>
          <text:list>
            <text:list-item>
              <text:p text:style-name="P8">Тест кейс : <text:span text:style-name="T39">Отправка письма</text:span></text:p>
            </text:list-item>
          </text:list>
        </text:list-item>
      </text:list>
      <text:p text:style-name="P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">Название </text:p>
          </table:table-cell>
          <table:table-cell table:style-name="Таблица3.B1" office:value-type="string">
            <text:p text:style-name="P16">Отправка письма </text:p>
          </table:table-cell>
        </table:table-row>
        <table:table-row>
          <table:table-cell table:style-name="Таблица3.A2" office:value-type="string">
            <text:p text:style-name="P15">Предусловия</text:p>
          </table:table-cell>
          <table:table-cell table:style-name="Таблица3.B2" office:value-type="string">
            <text:p text:style-name="P17"><text:span text:style-name="T16">Пользователь <text:s/>зарегистрирован в почтовом приложении</text:span><text:span text:style-name="T1"><text:line-break/></text:span><text:span text:style-name="T16">под тестовым пользователем (логин - test, пароль - 1234)</text:span><text:span text:style-name="T1"> <text:s/>.</text:span></text:p>
            <text:p text:style-name="P17"><text:span text:style-name="T16">Авторизироваться в электронной почте Mail.ru</text:span><text:span text:style-name="T1"><text:line-break/></text:span><text:span text:style-name="T16">под тестовым пользователем (логин - user_test, пароль - 4321)</text:span><text:span text:style-name="T1"> <text:s/></text:span></text:p>
          </table:table-cell>
        </table:table-row>
        <table:table-row>
          <table:table-cell table:style-name="Таблица3.A2" office:value-type="string">
            <text:p text:style-name="P18">Шаги</text:p>
          </table:table-cell>
          <table:table-cell table:style-name="Таблица3.B2" office:value-type="string">
            <text:p text:style-name="P16">1. <text:span text:style-name="T30">Открыть Страницу входа в почтовом приложении.</text:span></text:p>
            <text:p text:style-name="P17">2. Ввести <text:s/>логин и пароль .</text:p>
            <text:p text:style-name="P17">3.Нажать кнопку Войти .</text:p>
            <text:p text:style-name="P17">3. На Главной странице нажать кнопку Отправить письмо .</text:p>
            <text:p text:style-name="P17">3. В поле Кому ввести адрес :<text:span text:style-name="T1"> </text:span>1234<text:span text:style-name="T1">5</text:span>6<text:span text:style-name="T1">@mail.ru</text:span></text:p>
            <text:p text:style-name="P17">4.В разделе для текста <text:s/>написать текст : <text:span text:style-name="T1">'</text:span>Добро пожаловать!<text:span text:style-name="T1">'.</text:span></text:p>
            <text:p text:style-name="P17">5.Нажать кнопку Отправить.</text:p>
            <text:p text:style-name="P17">6.Открыть Главную страницу в почтовом сервисе <text:span text:style-name="T1">Mail.ru </text:span>.</text:p>
            <text:p text:style-name="P17">7.Открыть раздел Входящие .</text:p>
            <text:p text:style-name="P1"><text:span text:style-name="T34">8. Проверить наличие письма <text:s text:c="2"/>с текстом : </text:span><text:span text:style-name="T33">'</text:span><text:span text:style-name="T34">Добро пожаловать!</text:span><text:span text:style-name="T33">'</text:span><text:span text:style-name="T34"> <text:s/>от отправителя <text:s text:c="3"/></text:span><text:a xlink:type="simple" xlink:href="mailto:Testpochta@gmail.com" text:style-name="Internet_20_link" text:visited-style-name="Visited_20_Internet_20_Link"><text:span text:style-name="T33">Testpochta@gmail.com</text:span></text:a></text:p>
            <text:p text:style-name="P16"/>
          </table:table-cell>
        </table:table-row>
        <table:table-row>
          <table:table-cell table:style-name="Таблица3.A2" office:value-type="string">
            <text:p text:style-name="P15">Ожидаемый результат </text:p>
          </table:table-cell>
          <table:table-cell table:style-name="Таблица3.B2" office:value-type="string">
            <text:p text:style-name="Table_20_Contents"><text:span text:style-name="T34">В <text:s/></text:span><text:span text:style-name="T33"><text:s/></text:span><text:span text:style-name="T32">почтовом приложении </text:span><text:span text:style-name="T34">разделе Входящие отображается письмо </text:span><text:span text:style-name="T32">с текстом : </text:span><text:span text:style-name="T33">'</text:span><text:span text:style-name="T32">Добро пожаловать!</text:span><text:span text:style-name="T33">'</text:span><text:span text:style-name="T32"> <text:s/>от отправителя <text:s/></text:span><text:a xlink:type="simple" xlink:href="mailto:Testpochta@gmail.com" text:style-name="Internet_20_link" text:visited-style-name="Visited_20_Internet_20_Link"><text:span text:style-name="T34">Testpochta@gmail.com</text:span></text:a><text:span text:style-name="T33">.</text:span></text:p>
            <text:p text:style-name="P16"/>
          </table:table-cell>
        </table:table-row>
      </table:table>
      <text:p text:style-name="P2"><text:s/></text:p>
      <text:p text:style-name="P2">3.Пример ре- теста</text:p>
      <text:p text:style-name="P2"><text:s text:c="13"/>3.1 Тест кейс:<text:span text:style-name="T39"> Удаление письма.</text:span></text:p>
      <text:p text:style-name="P2"><text:s/>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5">Название </text:p>
          </table:table-cell>
          <table:table-cell table:style-name="Таблица4.B1" office:value-type="string">
            <text:p text:style-name="P16">Удаление письма </text:p>
          </table:table-cell>
        </table:table-row>
        <table:table-row>
          <table:table-cell table:style-name="Таблица4.A2" office:value-type="string">
            <text:p text:style-name="P15">Предусловия</text:p>
          </table:table-cell>
          <table:table-cell table:style-name="Таблица4.B2" office:value-type="string">
            <text:p text:style-name="P17"><text:span text:style-name="T16">Авторизироваться в <text:s/></text:span><text:span text:style-name="T15">почтовом приложении </text:span><text:span text:style-name="T1"><text:line-break/></text:span><text:span text:style-name="T16">под тестовым пользователем (логин - test, пароль - 1234).</text:span></text:p>
            <text:p text:style-name="P1"><text:span text:style-name="T6">В <text:s/>почтовом ящике <text:s text:c="2"/>в разделе Входящие присутствует письмо </text:span><text:span text:style-name="T33"><text:s/></text:span><text:span text:style-name="T34"><text:s/>с текстом : </text:span><text:span text:style-name="T33">'</text:span><text:span text:style-name="T34">Добро пожаловать!</text:span><text:span text:style-name="T33">'</text:span><text:span text:style-name="T34"> <text:s/>от отправителя <text:s/></text:span><text:a xlink:type="simple" xlink:href="mailto:123456@mail.ru" text:style-name="Internet_20_link" text:visited-style-name="Visited_20_Internet_20_Link"><text:span text:style-name="T34">1234</text:span></text:a><text:a xlink:type="simple" xlink:href="mailto:123456@mail.ru" text:style-name="Internet_20_link" text:visited-style-name="Visited_20_Internet_20_Link"><text:span text:style-name="T33">5</text:span></text:a><text:a xlink:type="simple" xlink:href="mailto:123456@mail.ru" text:style-name="Internet_20_link" text:visited-style-name="Visited_20_Internet_20_Link"><text:span text:style-name="T34">6</text:span></text:a><text:a xlink:type="simple" xlink:href="mailto:123456@mail.ru" text:style-name="Internet_20_link" text:visited-style-name="Visited_20_Internet_20_Link"><text:span text:style-name="T33">@mail.ru</text:span></text:a><text:span text:style-name="T33"> . </text:span></text:p>
          </table:table-cell>
        </table:table-row>
        <table:table-row>
          <table:table-cell table:style-name="Таблица4.A2" office:value-type="string">
            <text:p text:style-name="P18">Шаги</text:p>
          </table:table-cell>
          <table:table-cell table:style-name="Таблица4.B2" office:value-type="string">
            <text:p text:style-name="Table_20_Contents"><text:span text:style-name="T32">1. На <text:s/>Главной странице в разделе Входящие <text:s/>выбрать <text:s text:c="2"/></text:span><text:span text:style-name="T8">письмо </text:span><text:span text:style-name="T33"><text:s/></text:span><text:span text:style-name="T32"><text:s/>с текстом : </text:span><text:span text:style-name="T33">'</text:span><text:span text:style-name="T32">Добро пожаловать!</text:span><text:span text:style-name="T33">'</text:span><text:span text:style-name="T32"> <text:s/>от отправителя <text:s/></text:span><text:a xlink:type="simple" xlink:href="mailto:123456@mail.ru" text:style-name="Internet_20_link" text:visited-style-name="Visited_20_Internet_20_Link">1234</text:a><text:a xlink:type="simple" xlink:href="mailto:123456@mail.ru" text:style-name="Internet_20_link" text:visited-style-name="Visited_20_Internet_20_Link"><text:span text:style-name="T33">5</text:span></text:a><text:a xlink:type="simple" xlink:href="mailto:123456@mail.ru" text:style-name="Internet_20_link" text:visited-style-name="Visited_20_Internet_20_Link"><text:span text:style-name="T32">6</text:span></text:a><text:a xlink:type="simple" xlink:href="mailto:123456@mail.ru" text:style-name="Internet_20_link" text:visited-style-name="Visited_20_Internet_20_Link"><text:span text:style-name="T33">@mail.ru</text:span></text:a><text:span text:style-name="T33"> . </text:span></text:p>
            <text:p text:style-name="P17">2. Установить <text:s/>галочку в чекбоксе рядом с письмом.</text:p>
            <text:p text:style-name="P17">3.Нажать на кнопку Удалить письмо .</text:p>
            <text:p text:style-name="P1"><text:span text:style-name="T34">4. Проверить в разделе Входящие <text:s text:c="2"/>отсутствие <text:s/>письма с текстом : </text:span><text:span text:style-name="T33">'</text:span><text:span text:style-name="T34">Добро пожаловать!</text:span><text:span text:style-name="T33">'</text:span><text:span text:style-name="T34"> <text:s/>от отправителя <text:s/></text:span><text:a xlink:type="simple" xlink:href="mailto:123456@mail.ru" text:style-name="Internet_20_link" text:visited-style-name="Visited_20_Internet_20_Link"><text:span text:style-name="T34">1234</text:span></text:a><text:a xlink:type="simple" xlink:href="mailto:123456@mail.ru" text:style-name="Internet_20_link" text:visited-style-name="Visited_20_Internet_20_Link"><text:span text:style-name="T33">5</text:span></text:a><text:a xlink:type="simple" xlink:href="mailto:123456@mail.ru" text:style-name="Internet_20_link" text:visited-style-name="Visited_20_Internet_20_Link"><text:span text:style-name="T34">6</text:span></text:a><text:a xlink:type="simple" xlink:href="mailto:123456@mail.ru" text:style-name="Internet_20_link" text:visited-style-name="Visited_20_Internet_20_Link"><text:span text:style-name="T33">@mail.ru</text:span></text:a><text:span text:style-name="T33"> . </text:span><text:span text:style-name="T34"><text:s/></text:span></text:p>
            <text:p text:style-name="P1"><text:span text:style-name="T34">5.Открыть <text:s/>раздел Удаленные и проверить <text:s/>наличие письма с текстом : </text:span><text:span text:style-name="T33">'</text:span><text:span text:style-name="T34">Добро пожаловать!</text:span><text:span text:style-name="T33">'</text:span><text:span text:style-name="T34"> <text:s/>от отправителя <text:s/></text:span><text:a xlink:type="simple" xlink:href="mailto:123456@mail.ru" text:style-name="Internet_20_link" text:visited-style-name="Visited_20_Internet_20_Link"><text:span text:style-name="T34">1234</text:span></text:a><text:a xlink:type="simple" xlink:href="mailto:123456@mail.ru" text:style-name="Internet_20_link" text:visited-style-name="Visited_20_Internet_20_Link"><text:span text:style-name="T33">5</text:span></text:a><text:a xlink:type="simple" xlink:href="mailto:123456@mail.ru" text:style-name="Internet_20_link" text:visited-style-name="Visited_20_Internet_20_Link"><text:span text:style-name="T34">6</text:span></text:a><text:a xlink:type="simple" xlink:href="mailto:123456@mail.ru" text:style-name="Internet_20_link" text:visited-style-name="Visited_20_Internet_20_Link"><text:span text:style-name="T33">@mail.ru</text:span></text:a><text:span text:style-name="T33"> . </text:span><text:span text:style-name="T34"><text:s/></text:span></text:p>
            <text:p text:style-name="P1"><text:span text:style-name="T34">6.Открыть раздел Отправленные и проверить отсутствие письма <text:s/>письма с текстом : </text:span><text:span text:style-name="T33">'</text:span><text:span text:style-name="T34">Добро пожаловать!</text:span><text:span text:style-name="T33">'</text:span><text:span text:style-name="T34"> <text:s/>от отправителя <text:s/></text:span><text:a xlink:type="simple" xlink:href="mailto:123456@mail.ru" text:style-name="Internet_20_link" text:visited-style-name="Visited_20_Internet_20_Link"><text:span text:style-name="T34">1234</text:span></text:a><text:a xlink:type="simple" xlink:href="mailto:123456@mail.ru" text:style-name="Internet_20_link" text:visited-style-name="Visited_20_Internet_20_Link"><text:span text:style-name="T33">5</text:span></text:a><text:a xlink:type="simple" xlink:href="mailto:123456@mail.ru" text:style-name="Internet_20_link" text:visited-style-name="Visited_20_Internet_20_Link"><text:span text:style-name="T34">6</text:span></text:a><text:a xlink:type="simple" xlink:href="mailto:123456@mail.ru" text:style-name="Internet_20_link" text:visited-style-name="Visited_20_Internet_20_Link"><text:span text:style-name="T33">@mail.ru</text:span></text:a></text:p>
            <text:p text:style-name="P17"><text:span text:style-name="T1"/></text:p>
            <text:p text:style-name="P16"/>
          </table:table-cell>
        </table:table-row>
        <table:table-row>
          <table:table-cell table:style-name="Таблица4.A2" office:value-type="string">
            <text:p text:style-name="P15">Ожидаемый результат </text:p>
          </table:table-cell>
          <table:table-cell table:style-name="Таблица4.B2" office:value-type="string">
            <text:p text:style-name="Table_20_Contents"><text:span text:style-name="T34">В разделе Удаленные <text:s/>отображается письмо </text:span><text:span text:style-name="T32">с текстом : </text:span><text:span text:style-name="T33">'</text:span><text:span text:style-name="T32">Добро пожаловать!</text:span><text:span text:style-name="T33">'</text:span><text:span text:style-name="T32"> от отправителя <text:s/></text:span><text:a xlink:type="simple" xlink:href="mailto:123456@mail.ru" text:style-name="Internet_20_link" text:visited-style-name="Visited_20_Internet_20_Link">1234</text:a><text:a xlink:type="simple" xlink:href="mailto:123456@mail.ru" text:style-name="Internet_20_link" text:visited-style-name="Visited_20_Internet_20_Link"><text:span text:style-name="T33">5</text:span></text:a><text:a xlink:type="simple" xlink:href="mailto:123456@mail.ru" text:style-name="Internet_20_link" text:visited-style-name="Visited_20_Internet_20_Link"><text:span text:style-name="T32">6</text:span></text:a><text:a xlink:type="simple" xlink:href="mailto:123456@mail.ru" text:style-name="Internet_20_link" text:visited-style-name="Visited_20_Internet_20_Link"><text:span text:style-name="T33">@mail.ru</text:span></text:a><text:span text:style-name="T33">.</text:span></text:p>
            <text:p text:style-name="P1"><text:span text:style-name="T34">В разделе Входящие отсутствует письмо <text:s/>с текстом : </text:span><text:span text:style-name="T33">'</text:span><text:span text:style-name="T34">Добро пожаловать!</text:span><text:span text:style-name="T33">'</text:span><text:span text:style-name="T34"> от отправителя <text:s/></text:span><text:a xlink:type="simple" xlink:href="mailto:123456@mail.ru" text:style-name="Internet_20_link" text:visited-style-name="Visited_20_Internet_20_Link"><text:span text:style-name="T34">1234</text:span></text:a><text:a xlink:type="simple" xlink:href="mailto:123456@mail.ru" text:style-name="Internet_20_link" text:visited-style-name="Visited_20_Internet_20_Link"><text:span text:style-name="T33">5</text:span></text:a><text:a xlink:type="simple" xlink:href="mailto:123456@mail.ru" text:style-name="Internet_20_link" text:visited-style-name="Visited_20_Internet_20_Link"><text:span text:style-name="T34">6</text:span></text:a><text:a xlink:type="simple" xlink:href="mailto:123456@mail.ru" text:style-name="Internet_20_link" text:visited-style-name="Visited_20_Internet_20_Link"><text:span text:style-name="T33">@mail.ru</text:span></text:a><text:span text:style-name="T33">.</text:span></text:p>
            <text:p text:style-name="P1"><text:span text:style-name="T33">В разделе <text:s/></text:span><text:span text:style-name="T34">Отправленные </text:span><text:span text:style-name="T33">отсутствует письмо <text:s/>с текстом : 'Добро пожаловать!' от отправителя <text:s/></text:span><text:a xlink:type="simple" xlink:href="mailto:123456@mail.ru" text:style-name="Internet_20_link" text:visited-style-name="Visited_20_Internet_20_Link">123456@mail.ru</text:a></text:p>
            <text:p text:style-name="P16"/>
          </table:table-cell>
        </table:table-row>
      </table:table>
      <text:p text:style-name="P2"/>
      <text:p text:style-name="P2"><text:soft-page-break/></text:p>
      <text:list xml:id="list1262958465746196781" text:style-name="L13">
        <text:list-item>
          <text:p text:style-name="P9">Пример <text:s/>нефункционального теста .</text:p>
          <text:p text:style-name="P9">4.1 Тест кейс :<text:span text:style-name="T39"> Скрытие вводимых символов при вводе пароля.</text:span></text:p>
        </text:list-item>
      </text:list>
      <text:p text:style-name="P12"/>
      <text:p text:style-name="P2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 </text:p>
          </table:table-cell>
          <table:table-cell table:style-name="Таблица5.B1" office:value-type="string">
            <text:p text:style-name="P16">Скрытие вводимых символов при вводе пароля. <text:s/></text:p>
          </table:table-cell>
        </table:table-row>
        <table:table-row>
          <table:table-cell table:style-name="Таблица5.A2" office:value-type="string">
            <text:p text:style-name="P15">Предусловия</text:p>
          </table:table-cell>
          <table:table-cell table:style-name="Таблица5.B2" office:value-type="string">
            <text:p text:style-name="P17"><text:span text:style-name="T16">Пользователь <text:s/>зарегистрирован в почтовом приложении<text:line-break/>под тестовым пользователем (логин - test, пароль - 1234) .</text:span></text:p>
          </table:table-cell>
        </table:table-row>
        <table:table-row>
          <table:table-cell table:style-name="Таблица5.A2" office:value-type="string">
            <text:p text:style-name="P18">Шаги</text:p>
          </table:table-cell>
          <table:table-cell table:style-name="Таблица5.B2" office:value-type="string">
            <text:p text:style-name="P17"><text:span text:style-name="T1">1.</text:span>Открыть страницу входа в почтовом приложении.</text:p>
            <text:p text:style-name="P17">2. Ввести <text:s/>логин и пароль .</text:p>
            <text:p text:style-name="P17">3.В поле пароль проверить как отображены введенные символы.</text:p>
            <text:p text:style-name="P16"/>
          </table:table-cell>
        </table:table-row>
        <table:table-row>
          <table:table-cell table:style-name="Таблица5.A2" office:value-type="string">
            <text:p text:style-name="P15">Ожидаемый результат </text:p>
          </table:table-cell>
          <table:table-cell table:style-name="Таблица5.B2" office:value-type="string">
            <text:p text:style-name="P17">Введенные символы в поле пароль заменены на спецсимволы ( кружочки , точечки <text:s/>или <text:s/>звездочки).</text:p>
            <text:p text:style-name="P16"/>
          </table:table-cell>
        </table:table-row>
      </table:table>
      <text:p text:style-name="P2"/>
      <text:p text:style-name="P2"><text:span text:style-name="T27">2.Необходимо ли провести регрессионное тестирование приложения электронной почты в случае если (ответить отдельно для каждого случая, мотивируя свой ответ):</text:span></text:p>
      <text:p text:style-name="P2"><text:span text:style-name="T27"><text:s/>-добавлен раздел “Спам”;</text:span></text:p>
      <text:p text:style-name="P2"><text:span text:style-name="T27"><text:s/>-раздел “Удаленные” переименован в раздел “Корзина”;</text:span></text:p>
      <text:p text:style-name="P2"><text:span text:style-name="T27"><text:s/>- на «Странице входа» устранен ранее обнаруженный дефект. </text:span><text:line-break/></text:p>
      <text:p text:style-name="P2">- <text:span text:style-name="T41">добавлен раздел Спам </text:span></text:p>
      <text:p text:style-name="P2">При добавления раздела Спам <text:s/>в <text:s/>почтовое приложение регрессионное <text:s/>тестирование <text:s/>необходимо провести после <text:s/>основного тестирования.. Так как была добавлена новая функциональность и соответственно были изменения в коде. </text:p>
      <text:p text:style-name="P2">Это необходимо чтобы проверить не затронули ли <text:s text:c="2"/>модификации в коде области приложения , которые не подвергались изменению.</text:p>
      <text:p text:style-name="P2"/>
      <text:p text:style-name="P13">- раздел Удаленные переименован в раздел Корзина.</text:p>
      <text:p text:style-name="P2">После такого изменения полный регресс проводить <text:s/>не стоит . Так как было изменено только название </text:p>
      <text:p text:style-name="P2">, <text:s/>а сама функциональность <text:s/>глобально не была затронута .<text:span text:style-name="T15">Но проверить что-то, кроме собственно <text:s/>измененного текста в разделе , все же стоит: <text:s/>например проверить, <text:s/>что <text:s/>происходит переход <text:s/>на нужную страницу . </text:span></text:p>
      <text:p text:style-name="P2"/>
      <text:p text:style-name="P11">-<text:span text:style-name="T30">на станице <text:s/>входа изменен <text:s/>ранее устраненный дефект</text:span></text:p>
      <text:p text:style-name="P10"><text:span text:style-name="T30">Специально не стоит , но <text:s/>в набор <text:s/>регрессивных <text:s/>тестов <text:s text:c="2"/>стоит включить <text:s/>тест кейс , который обнаружил данный дефект.</text:span></text:p>
      <text:p text:style-name="P10"><text:span text:style-name="T30"/></text:p>
      <text:p text:style-name="P10"><text:span text:style-name="T28">3. Какой вид тестирования желательно провести в первую очередь на новом билде(релизе) приложения? </text:span><text:span text:style-name="T30"><text:line-break/></text:span></text:p>
      <text:p text:style-name="P10"><text:span text:style-name="T30">В первую очередь необходимо провести дымовое тестирование <text:s/>, что позволит проверить базовую функциональность приложения. Если новый билд <text:s/>не пройдет <text:s/>это тест <text:s/>дальнейшее тестирование проводить <text:s/>нет смысла пока <text:s/>не устранят критические дефекты и приложение не сможет <text:s/>выполнять свою основную функцию.</text:span></text:p>
      <text:p text:style-name="P10"><text:span text:style-name="T30"/></text:p>
      <text:p text:style-name="P2"><text:span text:style-name="T28">4.В результате добавления раздела “Черновик” перестала корректно работать кнопка “Удалить письмо”. Какой вид тестирования позволит обнаружить нам данный дефект?</text:span></text:p>
      <text:p text:style-name="P2"><text:span text:style-name="T30"/></text:p>
      <text:p text:style-name="P2"><text:span text:style-name="T30">Данный <text:s/>дефект нам позволит <text:s text:c="2"/>обнаружить <text:s/>дымовое тестирование. Так как кнопка Удалить письмо входит в набор базовых функций приложения : <text:s/>пользователь <text:s/>должен иметь возможность Отправить письмо , Получить <text:s/>письмо , Удалить письмо. </text:span></text:p>
      <text:p text:style-name="P2"><text:span text:style-name="T1">Smoke </text:span><text:span text:style-name="T30"><text:s text:c="3"/>тесты полезно <text:s/>запускать сразу после новой сборки <text:s/>для определения <text:s/>работоспособности <text:s text:c="2"/>основных функций приложения и возможности <text:s/>запускать <text:s/>более </text:span><text:span text:style-name="T19">ресурсоемкие</text:span><text:span text:style-name="T30"> </text:span><text:span text:style-name="T30"><text:s/>тесты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arlie Text" svg:font-family="'Charlie Text', apple-system, BlinkMacSystemFont, 'Segoe UI', Roboto, 'Noto Sans', Ubuntu, 'Droid Sans', 'Helvetica Neue', sans-serif"/>
    <style:font-face style:name="Golos Text" svg:font-family="'Golos Text'"/>
    <style:font-face style:name="OpenSymbol" svg:font-family="OpenSymbol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7cm" fo:margin-bottom="0.739cm" fo:margin-left="0.815cm" fo:margin-right="1.0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ья </meta:initial-creator>
    <meta:creation-date>2024-02-16T01:09:41</meta:creation-date>
    <dc:date>2024-02-16T16:25:08.23</dc:date>
    <dc:creator>Наталья </dc:creator>
    <meta:editing-duration>PT11M56S</meta:editing-duration>
    <meta:editing-cycles>1</meta:editing-cycles>
    <meta:generator>OpenOffice/4.1.10$Win32 OpenOffice.org_project/4110m2$Build-9807</meta:generator>
    <meta:document-statistic meta:table-count="5" meta:image-count="0" meta:object-count="0" meta:page-count="3" meta:paragraph-count="105" meta:word-count="905" meta:character-count="6797"/>
  </office:meta>
</office:document-meta>
</file>